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-color="#000000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5.899cm" svg:height="11.899cm" svg:x="11cm" svg:y="6.9cm" svg:viewBox="0 0 5900 11900" draw:points="0,0 5900,5900 0,119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8-11T09:35:21.658000000</dc:date>
    <meta:editing-duration>PT24M27S</meta:editing-duration>
    <meta:editing-cycles>4</meta:editing-cycles>
    <meta:generator>LibreOffice/7.5.3.2$Windows_X86_64 LibreOffice_project/9f56dff12ba03b9acd7730a5a481eea045e468f3</meta:generator>
    <meta:document-statistic meta:object-count="2"/>
  </office:meta>
</office:document-meta>
</file>